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784b04" draw:textarea-horizontal-align="justify" draw:textarea-vertical-align="middle" draw:auto-grow-height="false" fo:min-height="0.125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784b04" draw:textarea-horizontal-align="justify" draw:textarea-vertical-align="middle" draw:auto-grow-height="false" fo:min-height="0.124cm" fo:min-width="0cm" fo:padding-top="0.135cm" fo:padding-bottom="0.135cm" fo:padding-left="0.26cm" fo:padding-right="0.26cm"/>
    </style:style>
    <style:style style:name="P1" style:family="paragraph">
      <loext:graphic-properties draw:fill="solid" draw:fill-color="#784b04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381cm" svg:height="0.431cm" draw:transform="skewX (-0.00471238898038467) rotate (0.983493033498806) translate (0.507cm 0.36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382cm" svg:height="0.431cm" draw:transform="rotate (1.61320782761836) translate (0.563cm 0.71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381cm" svg:height="0.43cm" draw:transform="skewX (0.00471238898038472) rotate (0.778765912239871) translate (0.22cm 0.36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382cm" svg:height="0.431cm" draw:transform="skewX (-0.00471238898038467) rotate (0.810530904626168) translate (0.908cm 0.445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383cm" svg:height="0.431cm" draw:transform="skewX (-0.00226892802759268) rotate (-0.387114028092341) translate (0.18cm 0.205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381cm" svg:height="0.431cm" draw:transform="rotate (-0.293913446035844) translate (0.914cm 0.041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4:03:54.544000000</meta:creation-date>
    <dc:date>2021-06-02T14:19:52.096000000</dc:date>
    <meta:editing-duration>PT15M57S</meta:editing-duration>
    <meta:editing-cycles>2</meta:editing-cycles>
    <meta:generator>LibreOffice/7.0.1.2$Windows_X86_64 LibreOffice_project/7cbcfc562f6eb6708b5ff7d7397325de9e764452</meta:generator>
    <meta:document-statistic meta:object-count="7"/>
  </office:meta>
</office:document-meta>
</file>